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6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1.7736in" svg:y="2.0331in">
            <draw:object draw:notify-on-update-of-ranges="Sheet1.A2:Sheet1.A20 Sheet1.B1:Sheet1.B1 Sheet1.B2:Sheet1.B20 Sheet1.A2:Sheet1.A20 Sheet1.C1:Sheet1.C1 Sheet1.C2:Sheet1.C20 Sheet1.A2:Sheet1.A20 Sheet1.D1:Sheet1.D1 Sheet1.D2:Sheet1.D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-0.0102in" svg:y="3.9146in">
            <draw:object draw:notify-on-update-of-ranges="Sheet1.A2:Sheet1.A20 Sheet1.B1:Sheet1.B1 Sheet1.B2:Sheet1.B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4319in" svg:y="3.935in">
            <draw:object draw:notify-on-update-of-ranges="Sheet1.A2:Sheet1.A20 Sheet1.C1:Sheet1.C1 Sheet1.C2:Sheet1.C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9717in" svg:y="3.8409in">
            <draw:object draw:notify-on-update-of-ranges="Sheet1.A2:Sheet1.A20 Sheet1.D1:Sheet1.D1 Sheet1.D2:Sheet1.D2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3.3823in" svg:y="0.0528in">
            <draw:object draw:notify-on-update-of-ranges="Sheet1.A2:Sheet1.A20 Sheet1.B1:Sheet1.B1 Sheet1.B2:Sheet1.B20 Sheet1.A2:Sheet1.A20 Sheet1.C1:Sheet1.C1 Sheet1.C2:Sheet1.C20 Sheet1.A2:Sheet1.A20 Sheet1.D1:Sheet1.D1 Sheet1.D2:Sheet1.D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9823in" svg:y="7.5244in">
            <draw:object draw:notify-on-update-of-ranges="Sheet1.A2:Sheet1.A20 Sheet1.D1:Sheet1.D1 Sheet1.D2:Sheet1.D2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7.8634in" svg:y="0.2004in">
            <draw:object draw:notify-on-update-of-ranges="Sheet1.A2:Sheet1.A10 Sheet1.E1:Sheet1.E1 Sheet1.E2:Sheet1.E1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ength of array (items):</text:p>
          </table:table-cell>
          <table:table-cell office:value-type="string" calcext:value-type="string">
            <text:p>Algorithm 1</text:p>
          </table:table-cell>
          <table:table-cell office:value-type="string" calcext:value-type="string">
            <text:p>Algoritm 2</text:p>
          </table:table-cell>
          <table:table-cell office:value-type="string" calcext:value-type="string">
            <text:p>Algorithm 3</text:p>
          </table:table-cell>
          <table:table-cell office:value-type="string" calcext:value-type="string">
            <text:p>DP Algorithm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7161598205566" calcext:value-type="float">
            <text:p>2.7716159821</text:p>
          </table:table-cell>
          <table:table-cell office:value-type="float" office:value="0.0872611999511719" calcext:value-type="float">
            <text:p>0.0872612</text:p>
          </table:table-cell>
          <table:table-cell office:value-type="float" office:value="0.710248947143555" calcext:value-type="float">
            <text:p>0.7102489471</text:p>
          </table:table-cell>
          <table:table-cell table:style-name="ce1" office:value-type="float" office:value="0.109434127807617" calcext:value-type="float">
            <text:p>0.10943412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46979904174805" calcext:value-type="float">
            <text:p>5.4697990417</text:p>
          </table:table-cell>
          <table:table-cell office:value-type="float" office:value="0.0882148742675781" calcext:value-type="float">
            <text:p>0.0882148743</text:p>
          </table:table-cell>
          <table:table-cell office:value-type="float" office:value="0.772237777709961" calcext:value-type="float">
            <text:p>0.7722377777</text:p>
          </table:table-cell>
          <table:table-cell table:style-name="ce1" office:value-type="float" office:value="0.292778015136719" calcext:value-type="float">
            <text:p>0.292778015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5578174591064" calcext:value-type="float">
            <text:p>11.5578174591</text:p>
          </table:table-cell>
          <table:table-cell office:value-type="float" office:value="0.119209289550781" calcext:value-type="float">
            <text:p>0.1192092896</text:p>
          </table:table-cell>
          <table:table-cell office:value-type="float" office:value="1.13010406494141" calcext:value-type="float">
            <text:p>1.1301040649</text:p>
          </table:table-cell>
          <table:table-cell table:style-name="ce1" office:value-type="float" office:value="0.830173492431641" calcext:value-type="float">
            <text:p>0.83017349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.0495719909668" calcext:value-type="float">
            <text:p>20.049571991</text:p>
          </table:table-cell>
          <table:table-cell office:value-type="float" office:value="0.157594680786133" calcext:value-type="float">
            <text:p>0.1575946808</text:p>
          </table:table-cell>
          <table:table-cell office:value-type="float" office:value="1.94692611694336" calcext:value-type="float">
            <text:p>1.9469261169</text:p>
          </table:table-cell>
          <table:table-cell table:style-name="ce1" office:value-type="float" office:value="0.760793685913086" calcext:value-type="float">
            <text:p>0.760793685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.1966361999512" calcext:value-type="float">
            <text:p>37.1966362</text:p>
          </table:table-cell>
          <table:table-cell office:value-type="float" office:value="0.192880630493164" calcext:value-type="float">
            <text:p>0.1928806305</text:p>
          </table:table-cell>
          <table:table-cell office:value-type="float" office:value="1.92546844482422" calcext:value-type="float">
            <text:p>1.9254684448</text:p>
          </table:table-cell>
          <table:table-cell table:style-name="ce1" office:value-type="float" office:value="1.84249877929688" calcext:value-type="float">
            <text:p>1.842498779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.1765060424805" calcext:value-type="float">
            <text:p>45.1765060425</text:p>
          </table:table-cell>
          <table:table-cell office:value-type="float" office:value="0.238180160522461" calcext:value-type="float">
            <text:p>0.2381801605</text:p>
          </table:table-cell>
          <table:table-cell office:value-type="float" office:value="2.36415863037109" calcext:value-type="float">
            <text:p>2.3641586304</text:p>
          </table:table-cell>
          <table:table-cell table:style-name="ce1" office:value-type="float" office:value="2.51936912536621" calcext:value-type="float">
            <text:p>2.5193691254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.3752861022949" calcext:value-type="float">
            <text:p>59.3752861023</text:p>
          </table:table-cell>
          <table:table-cell office:value-type="float" office:value="0.263214111328125" calcext:value-type="float">
            <text:p>0.2632141113</text:p>
          </table:table-cell>
          <table:table-cell office:value-type="float" office:value="2.8069019317627" calcext:value-type="float">
            <text:p>2.8069019318</text:p>
          </table:table-cell>
          <table:table-cell table:style-name="ce1" office:value-type="float" office:value="3.1123161315918" calcext:value-type="float">
            <text:p>3.112316131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2.5231075286865" calcext:value-type="float">
            <text:p>82.5231075287</text:p>
          </table:table-cell>
          <table:table-cell office:value-type="float" office:value="0.30517578125" calcext:value-type="float">
            <text:p>0.3051757813</text:p>
          </table:table-cell>
          <table:table-cell office:value-type="float" office:value="3.1435489654541" calcext:value-type="float">
            <text:p>3.1435489655</text:p>
          </table:table-cell>
          <table:table-cell table:style-name="ce1" office:value-type="float" office:value="3.9980411529541" calcext:value-type="float">
            <text:p>3.99804115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4.891061782837" calcext:value-type="float">
            <text:p>104.8910617828</text:p>
          </table:table-cell>
          <table:table-cell office:value-type="float" office:value="0.334501266479492" calcext:value-type="float">
            <text:p>0.3345012665</text:p>
          </table:table-cell>
          <table:table-cell office:value-type="float" office:value="3.59368324279785" calcext:value-type="float">
            <text:p>3.5936832428</text:p>
          </table:table-cell>
          <table:table-cell table:style-name="ce1" office:value-type="float" office:value="5.38063049316406" calcext:value-type="float">
            <text:p>5.38063049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4.716758728027" calcext:value-type="float">
            <text:p>124.716758728</text:p>
          </table:table-cell>
          <table:table-cell office:value-type="float" office:value="0.38909912109375" calcext:value-type="float">
            <text:p>0.3890991211</text:p>
          </table:table-cell>
          <table:table-cell office:value-type="float" office:value="4.09173965454102" calcext:value-type="float">
            <text:p>4.091739654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6.437540054321" calcext:value-type="float">
            <text:p>506.4375400543</text:p>
          </table:table-cell>
          <table:table-cell office:value-type="float" office:value="0.803947448730469" calcext:value-type="float">
            <text:p>0.8039474487</text:p>
          </table:table-cell>
          <table:table-cell office:value-type="float" office:value="9.11331176757813" calcext:value-type="float">
            <text:p>9.113311767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30.9654712677" calcext:value-type="float">
            <text:p>1130.9654712677</text:p>
          </table:table-cell>
          <table:table-cell office:value-type="float" office:value="1.13868713378906" calcext:value-type="float">
            <text:p>1.1386871338</text:p>
          </table:table-cell>
          <table:table-cell office:value-type="float" office:value="12.9764080047607" calcext:value-type="float">
            <text:p>12.976408004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3.38912010193" calcext:value-type="float">
            <text:p>2003.3891201019</text:p>
          </table:table-cell>
          <table:table-cell office:value-type="float" office:value="1.66630744934082" calcext:value-type="float">
            <text:p>1.6663074493</text:p>
          </table:table-cell>
          <table:table-cell office:value-type="float" office:value="18.1989669799805" calcext:value-type="float">
            <text:p>18.1989669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67.58346557617" calcext:value-type="float">
            <text:p>3167.5834655762</text:p>
          </table:table-cell>
          <table:table-cell office:value-type="float" office:value="1.98817253112793" calcext:value-type="float">
            <text:p>1.9881725311</text:p>
          </table:table-cell>
          <table:table-cell office:value-type="float" office:value="23.2424736022949" calcext:value-type="float">
            <text:p>23.2424736023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702.143907547" calcext:value-type="float">
            <text:p>4702.143907547</text:p>
          </table:table-cell>
          <table:table-cell office:value-type="float" office:value="2.50983238220215" calcext:value-type="float">
            <text:p>2.5098323822</text:p>
          </table:table-cell>
          <table:table-cell office:value-type="float" office:value="29.3796062469482" calcext:value-type="float">
            <text:p>29.379606246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300.38595199585" calcext:value-type="float">
            <text:p>6300.3859519959</text:p>
          </table:table-cell>
          <table:table-cell office:value-type="float" office:value="2.69103050231934" calcext:value-type="float">
            <text:p>2.6910305023</text:p>
          </table:table-cell>
          <table:table-cell office:value-type="float" office:value="32.7661037445068" calcext:value-type="float">
            <text:p>32.7661037445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240.94963073731" calcext:value-type="float">
            <text:p>8240.9496307373</text:p>
          </table:table-cell>
          <table:table-cell office:value-type="float" office:value="3.04269790649414" calcext:value-type="float">
            <text:p>3.0426979065</text:p>
          </table:table-cell>
          <table:table-cell office:value-type="float" office:value="39.7121906280518" calcext:value-type="float">
            <text:p>39.712190628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258.1548690796" calcext:value-type="float">
            <text:p>10258.1548690796</text:p>
          </table:table-cell>
          <table:table-cell office:value-type="float" office:value="3.44538688659668" calcext:value-type="float">
            <text:p>3.4453868866</text:p>
          </table:table-cell>
          <table:table-cell office:value-type="float" office:value="41.8004989624023" calcext:value-type="float">
            <text:p>41.8004989624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38.2110595703" calcext:value-type="float">
            <text:p>12838.2110595703</text:p>
          </table:table-cell>
          <table:table-cell office:value-type="float" office:value="3.85165214538574" calcext:value-type="float">
            <text:p>3.8516521454</text:p>
          </table:table-cell>
          <table:table-cell office:value-type="float" office:value="46.7867851257324" calcext:value-type="float">
            <text:p>46.7867851257</text:p>
          </table:table-cell>
          <table:table-cell table:number-columns-repeated="2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office:value-type="string" calcext:value-type="string">
            <text:p>log log slop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f(n)1</text:p>
          </table:table-cell>
          <table:table-cell office:value-type="string" calcext:value-type="string">
            <text:p>f(n)0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office:value-type="string" calcext:value-type="string">
            <text:p>Algorithm 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[.B20]" office:value-type="float" office:value="12838.2110595703" calcext:value-type="float">
            <text:p>12838.2110595703</text:p>
          </table:table-cell>
          <table:table-cell table:formula="of:=[.B2]" office:value-type="float" office:value="2.77161598205566" calcext:value-type="float">
            <text:p>2.7716159821</text:p>
          </table:table-cell>
          <table:table-cell table:formula="of:=LOG([.D45]/[.E45])/LOG([.B45]/[.C45])" office:value-type="float" office:value="1.83288572711643" calcext:value-type="float">
            <text:p>1.8328857271</text:p>
          </table:table-cell>
        </table:table-row>
        <table:table-row table:style-name="ro1">
          <table:table-cell office:value-type="string" calcext:value-type="string">
            <text:p>Algorithm 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[.C20]" office:value-type="float" office:value="3.85165214538574" calcext:value-type="float">
            <text:p>3.8516521454</text:p>
          </table:table-cell>
          <table:table-cell table:formula="of:=[.C2]" office:value-type="float" office:value="0.0872611999511719" calcext:value-type="float">
            <text:p>0.0872612</text:p>
          </table:table-cell>
          <table:table-cell table:formula="of:=LOG([.D46]/[.E46])/LOG([.B46]/[.C46])" office:value-type="float" office:value="0.822412938479626" calcext:value-type="float">
            <text:p>0.8224129385</text:p>
          </table:table-cell>
        </table:table-row>
        <table:table-row table:style-name="ro1">
          <table:table-cell office:value-type="string" calcext:value-type="string">
            <text:p>Algorithm 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[.D20]" office:value-type="float" office:value="46.7867851257324" calcext:value-type="float">
            <text:p>46.7867851257</text:p>
          </table:table-cell>
          <table:table-cell table:formula="of:=[.D2]" office:value-type="float" office:value="0.710248947143555" calcext:value-type="float">
            <text:p>0.7102489471</text:p>
          </table:table-cell>
          <table:table-cell table:formula="of:=LOG([.D47]/[.E47])/LOG([.B47]/[.C47])" office:value-type="float" office:value="0.909356302902084" calcext:value-type="float">
            <text:p>0.9093563029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6.2988in" svg:height="3.5429in" svg:x="7.3831in" svg:y="0.6409in">
            <draw:object draw:notify-on-update-of-ranges="Sheet2.E2:Sheet2.E20 Sheet1.E1:Sheet1.E1 Sheet2.F2:Sheet2.F2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n (items)</text:p>
          </table:table-cell>
          <table:table-cell table:style-name="ce1" office:value-type="string" calcext:value-type="string">
            <text:p>time (s)</text:p>
          </table:table-cell>
          <table:table-cell/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429153442382813" calcext:value-type="float">
            <text:p>0.0429153442</text:p>
          </table:table-cell>
          <table:table-cell table:formula="of:=[.F2]/1000" office:value-type="float" office:value="0.0000429153442382813" calcext:value-type="float">
            <text:p>4.29153442382813E-005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965595245361328" calcext:value-type="float">
            <text:p>0.0965595245</text:p>
          </table:table-cell>
          <table:table-cell table:formula="of:=[.F3]/1000" office:value-type="float" office:value="0.0000965595245361328" calcext:value-type="float">
            <text:p>9.65595245361328E-005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136613845825195" calcext:value-type="float">
            <text:p>0.1366138458</text:p>
          </table:table-cell>
          <table:table-cell table:formula="of:=[.F4]/1000" office:value-type="float" office:value="0.000136613845825195" calcext:value-type="float">
            <text:p>0.0001366138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164985656738281" calcext:value-type="float">
            <text:p>0.1649856567</text:p>
          </table:table-cell>
          <table:table-cell table:formula="of:=[.F5]/1000"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202655792236328" calcext:value-type="float">
            <text:p>0.2026557922</text:p>
          </table:table-cell>
          <table:table-cell table:formula="of:=[.F6]/1000" office:value-type="float" office:value="0.000202655792236328" calcext:value-type="float">
            <text:p>0.0002026558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250816345214844" calcext:value-type="float">
            <text:p>0.2508163452</text:p>
          </table:table-cell>
          <table:table-cell table:formula="of:=[.F7]/1000" office:value-type="float" office:value="0.000250816345214844" calcext:value-type="float">
            <text:p>0.0002508163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329017639160156" calcext:value-type="float">
            <text:p>0.3290176392</text:p>
          </table:table-cell>
          <table:table-cell table:formula="of:=[.F8]/1000"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333070755004883" calcext:value-type="float">
            <text:p>0.333070755</text:p>
          </table:table-cell>
          <table:table-cell table:formula="of:=[.F9]/1000" office:value-type="float" office:value="0.000333070755004883" calcext:value-type="float">
            <text:p>0.0003330708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.425100326538086" calcext:value-type="float">
            <text:p>0.4251003265</text:p>
          </table:table-cell>
          <table:table-cell table:formula="of:=[.F10]/1000" office:value-type="float" office:value="0.000425100326538086" calcext:value-type="float">
            <text:p>0.0004251003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413179397583008" calcext:value-type="float">
            <text:p>0.4131793976</text:p>
          </table:table-cell>
          <table:table-cell table:formula="of:=[.F11]/1000" office:value-type="float" office:value="0.000413179397583008" calcext:value-type="float">
            <text:p>0.0004131794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823974609375" calcext:value-type="float">
            <text:p>0.8239746094</text:p>
          </table:table-cell>
          <table:table-cell table:formula="of:=[.F12]/1000" office:value-type="float" office:value="0.000823974609375" calcext:value-type="float">
            <text:p>0.0008239746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.74164772033691" calcext:value-type="float">
            <text:p>1.7416477203</text:p>
          </table:table-cell>
          <table:table-cell table:formula="of:=[.F13]/1000" office:value-type="float" office:value="0.00174164772033691" calcext:value-type="float">
            <text:p>0.0017416477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.63054466247559" calcext:value-type="float">
            <text:p>1.6305446625</text:p>
          </table:table-cell>
          <table:table-cell table:formula="of:=[.F14]/1000" office:value-type="float" office:value="0.00163054466247559" calcext:value-type="float">
            <text:p>0.0016305447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.30193138122559" calcext:value-type="float">
            <text:p>2.3019313812</text:p>
          </table:table-cell>
          <table:table-cell table:formula="of:=[.F15]/1000" office:value-type="float" office:value="0.00230193138122559" calcext:value-type="float">
            <text:p>0.0023019314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2.48050689697266" calcext:value-type="float">
            <text:p>2.480506897</text:p>
          </table:table-cell>
          <table:table-cell table:formula="of:=[.F16]/1000" office:value-type="float" office:value="0.00248050689697266" calcext:value-type="float">
            <text:p>0.0024805069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3.05604934692383" calcext:value-type="float">
            <text:p>3.0560493469</text:p>
          </table:table-cell>
          <table:table-cell table:formula="of:=[.F17]/1000" office:value-type="float" office:value="0.00305604934692383" calcext:value-type="float">
            <text:p>0.0030560493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3.12161445617676" calcext:value-type="float">
            <text:p>3.1216144562</text:p>
          </table:table-cell>
          <table:table-cell table:formula="of:=[.F18]/1000" office:value-type="float" office:value="0.00312161445617676" calcext:value-type="float">
            <text:p>0.0031216145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3.23867797851562" calcext:value-type="float">
            <text:p>3.2386779785</text:p>
          </table:table-cell>
          <table:table-cell table:formula="of:=[.F19]/1000" office:value-type="float" office:value="0.00323867797851562" calcext:value-type="float">
            <text:p>0.003238678</text:p>
          </table:table-cell>
        </table:table-row>
        <table:table-row table:style-name="ro1">
          <table:table-cell office:value-type="string" calcext:value-type="string">
            <text:p>alg1</text:p>
          </table:table-cell>
          <table:table-cell/>
          <table:table-cell office:value-type="string" calcext:value-type="string">
            <text:p>length:</text:p>
          </table:table-cell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.49712371826172" calcext:value-type="float">
            <text:p>3.4971237183</text:p>
          </table:table-cell>
          <table:table-cell table:formula="of:=[.F20]/1000" office:value-type="float" office:value="0.00349712371826172" calcext:value-type="float">
            <text:p>0.0034971237</text:p>
          </table:table-cell>
        </table:table-row>
        <table:table-row table:style-name="ro1">
          <table:table-cell table:number-columns-repeated="4"/>
          <table:table-cell table:style-name="ce1" office:value-type="float" office:value="10000000" calcext:value-type="float">
            <text:p>10000000</text:p>
          </table:table-cell>
          <table:table-cell table:style-name="ce1" office:value-type="float" office:value="38333.309" calcext:value-type="float">
            <text:p>38333.309</text:p>
          </table:table-cell>
          <table:table-cell table:formula="of:=[.F21]/1000" office:value-type="float" office:value="38.333309" calcext:value-type="float">
            <text:p>38.333309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B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 style:data-style-name="N2" text:time-value="0000-00-00T15:59:02.272057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08:34:21.795860518</meta:creation-date>
    <dc:date>2014-02-09T17:32:00.853369189</dc:date>
    <meta:editing-duration>PT11H41M24S</meta:editing-duration>
    <meta:editing-cycles>6</meta:editing-cycles>
    <meta:generator>LibreOffice/4.1.4.2$Linux_X86_64 LibreOffice_project/410m0$Build-2</meta:generator>
    <meta:document-statistic meta:table-count="2" meta:cell-count="21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59cm" svg:y="0.316cm" chart:style-name="ch2">
          <text:p>Algorithmic Run Time as a Function of Number of Array Elements</text:p>
        </chart:title>
        <chart:legend chart:legend-position="end" svg:x="13.499cm" svg:y="3.703cm" style:legend-expansion="high" chart:style-name="ch3"/>
        <chart:plot-area chart:style-name="ch4" table:cell-range-address="Sheet1.A2:Sheet1.D20 Sheet1.B1:Sheet1.D1" chart:data-source-has-labels="row" svg:x="1.331cm" svg:y="1.635cm" svg:width="11.528cm" svg:height="6.204cm">
          <chartooo:coordinate-region svg:x="2.508cm" svg:y="1.834cm" svg:width="9.886cm" svg:height="5.358cm"/>
          <chart:axis chart:dimension="x" chart:name="primary-x" chart:style-name="ch5">
            <chart:title svg:x="6.112cm" svg:y="8.019cm" chart:style-name="ch6">
              <text:p>Run Time (s)</text:p>
            </chart:title>
          </chart:axis>
          <chart:axis chart:dimension="y" chart:name="primary-y" chart:style-name="ch5">
            <chart:title svg:x="0.451cm" svg:y="6.448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10" chart:values-cell-range-address="Sheet1.C2:Sheet1.C20" chart:label-cell-address="Sheet1.C1:Sheet1.C1" chart:class="chart:scatter">
            <chart:data-point chart:repeated="19"/>
          </chart:series>
          <chart:series chart:style-name="ch11" chart:values-cell-range-address="Sheet1.D2:Sheet1.D20" chart:label-cell-address="Sheet1.D1:Sheet1.D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1</text:p>
                <draw:g>
                  <svg:desc>Sheet1.B1:Sheet1.B1</svg:desc>
                </draw:g>
              </table:table-cell>
              <table:table-cell office:value-type="string">
                <text:p>Algoritm 2</text:p>
                <draw:g>
                  <svg:desc>Sheet1.C1:Sheet1.C1</svg:desc>
                </draw:g>
              </table:table-cell>
              <table:table-cell office:value-type="string">
                <text:p>Algorithm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2.77161598205566">
                <text:p>2.77161598205566</text:p>
                <draw:g>
                  <svg:desc>Sheet1.B2:Sheet1.B20</svg:desc>
                </draw:g>
              </table:table-cell>
              <table:table-cell office:value-type="float" office:value="0.0872611999511719">
                <text:p>0.0872611999511719</text:p>
                <draw:g>
                  <svg:desc>Sheet1.C2:Sheet1.C20</svg:desc>
                </draw:g>
              </table:table-cell>
              <table:table-cell office:value-type="float" office:value="0.710248947143555">
                <text:p>0.71024894714355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46979904174805">
                <text:p>5.46979904174805</text:p>
              </table:table-cell>
              <table:table-cell office:value-type="float" office:value="0.0882148742675781">
                <text:p>0.0882148742675781</text:p>
              </table:table-cell>
              <table:table-cell office:value-type="float" office:value="0.772237777709961">
                <text:p>0.77223777770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.5578174591064">
                <text:p>11.5578174591064</text:p>
              </table:table-cell>
              <table:table-cell office:value-type="float" office:value="0.119209289550781">
                <text:p>0.119209289550781</text:p>
              </table:table-cell>
              <table:table-cell office:value-type="float" office:value="1.13010406494141">
                <text:p>1.13010406494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0.0495719909668">
                <text:p>20.0495719909668</text:p>
              </table:table-cell>
              <table:table-cell office:value-type="float" office:value="0.157594680786133">
                <text:p>0.157594680786133</text:p>
              </table:table-cell>
              <table:table-cell office:value-type="float" office:value="1.94692611694336">
                <text:p>1.9469261169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7.1966361999512">
                <text:p>37.1966361999512</text:p>
              </table:table-cell>
              <table:table-cell office:value-type="float" office:value="0.192880630493164">
                <text:p>0.192880630493164</text:p>
              </table:table-cell>
              <table:table-cell office:value-type="float" office:value="1.92546844482422">
                <text:p>1.9254684448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.1765060424805">
                <text:p>45.1765060424805</text:p>
              </table:table-cell>
              <table:table-cell office:value-type="float" office:value="0.238180160522461">
                <text:p>0.238180160522461</text:p>
              </table:table-cell>
              <table:table-cell office:value-type="float" office:value="2.36415863037109">
                <text:p>2.36415863037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9.3752861022949">
                <text:p>59.3752861022949</text:p>
              </table:table-cell>
              <table:table-cell office:value-type="float" office:value="0.263214111328125">
                <text:p>0.263214111328125</text:p>
              </table:table-cell>
              <table:table-cell office:value-type="float" office:value="2.8069019317627">
                <text:p>2.8069019317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2.5231075286865">
                <text:p>82.5231075286865</text:p>
              </table:table-cell>
              <table:table-cell office:value-type="float" office:value="0.30517578125">
                <text:p>0.30517578125</text:p>
              </table:table-cell>
              <table:table-cell office:value-type="float" office:value="3.1435489654541">
                <text:p>3.143548965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04.891061782837">
                <text:p>104.891061782837</text:p>
              </table:table-cell>
              <table:table-cell office:value-type="float" office:value="0.334501266479492">
                <text:p>0.334501266479492</text:p>
              </table:table-cell>
              <table:table-cell office:value-type="float" office:value="3.59368324279785">
                <text:p>3.59368324279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24.716758728027">
                <text:p>124.716758728027</text:p>
              </table:table-cell>
              <table:table-cell office:value-type="float" office:value="0.38909912109375">
                <text:p>0.38909912109375</text:p>
              </table:table-cell>
              <table:table-cell office:value-type="float" office:value="4.09173965454102">
                <text:p>4.09173965454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06.437540054321">
                <text:p>506.437540054321</text:p>
              </table:table-cell>
              <table:table-cell office:value-type="float" office:value="0.803947448730469">
                <text:p>0.803947448730469</text:p>
              </table:table-cell>
              <table:table-cell office:value-type="float" office:value="9.11331176757813">
                <text:p>9.11331176757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30.9654712677">
                <text:p>1130.9654712677</text:p>
              </table:table-cell>
              <table:table-cell office:value-type="float" office:value="1.13868713378906">
                <text:p>1.13868713378906</text:p>
              </table:table-cell>
              <table:table-cell office:value-type="float" office:value="12.9764080047607">
                <text:p>12.9764080047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2003.38912010193">
                <text:p>2003.38912010193</text:p>
              </table:table-cell>
              <table:table-cell office:value-type="float" office:value="1.66630744934082">
                <text:p>1.66630744934082</text:p>
              </table:table-cell>
              <table:table-cell office:value-type="float" office:value="18.1989669799805">
                <text:p>18.198966979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167.58346557617">
                <text:p>3167.58346557617</text:p>
              </table:table-cell>
              <table:table-cell office:value-type="float" office:value="1.98817253112793">
                <text:p>1.98817253112793</text:p>
              </table:table-cell>
              <table:table-cell office:value-type="float" office:value="23.2424736022949">
                <text:p>23.2424736022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4702.143907547">
                <text:p>4702.143907547</text:p>
              </table:table-cell>
              <table:table-cell office:value-type="float" office:value="2.50983238220215">
                <text:p>2.50983238220215</text:p>
              </table:table-cell>
              <table:table-cell office:value-type="float" office:value="29.3796062469482">
                <text:p>29.3796062469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6300.38595199585">
                <text:p>6300.38595199585</text:p>
              </table:table-cell>
              <table:table-cell office:value-type="float" office:value="2.69103050231934">
                <text:p>2.69103050231934</text:p>
              </table:table-cell>
              <table:table-cell office:value-type="float" office:value="32.7661037445068">
                <text:p>32.7661037445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8240.94963073731">
                <text:p>8240.94963073731</text:p>
              </table:table-cell>
              <table:table-cell office:value-type="float" office:value="3.04269790649414">
                <text:p>3.04269790649414</text:p>
              </table:table-cell>
              <table:table-cell office:value-type="float" office:value="39.7121906280518">
                <text:p>39.7121906280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0258.1548690796">
                <text:p>10258.1548690796</text:p>
              </table:table-cell>
              <table:table-cell office:value-type="float" office:value="3.44538688659668">
                <text:p>3.44538688659668</text:p>
              </table:table-cell>
              <table:table-cell office:value-type="float" office:value="41.8004989624023">
                <text:p>41.8004989624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2838.2110595703">
                <text:p>12838.2110595703</text:p>
              </table:table-cell>
              <table:table-cell office:value-type="float" office:value="3.85165214538574">
                <text:p>3.85165214538574</text:p>
              </table:table-cell>
              <table:table-cell office:value-type="float" office:value="46.7867851257324">
                <text:p>46.7867851257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08cm" svg:y="0.316cm" chart:style-name="ch2">
          <text:p>Run Time of Algorithm 1 as a Function of Number of Array Elements</text:p>
        </chart:title>
        <chart:legend chart:legend-position="end" svg:x="11.64cm" svg:y="3.952cm" style:legend-expansion="high" chart:style-name="ch3"/>
        <chart:plot-area chart:style-name="ch4" table:cell-range-address="Sheet1.A2:Sheet1.B20 Sheet1.B1:Sheet1.B1" chart:data-source-has-labels="row" svg:x="1.331cm" svg:y="1.635cm" svg:width="9.669cm" svg:height="6.204cm">
          <chartooo:coordinate-region svg:x="2.508cm" svg:y="1.834cm" svg:width="8.027cm" svg:height="5.358cm"/>
          <chart:axis chart:dimension="x" chart:name="primary-x" chart:style-name="ch5">
            <chart:title svg:x="5.182cm" svg:y="8.019cm" chart:style-name="ch6">
              <text:p>Run Time (s)</text:p>
            </chart:title>
          </chart:axis>
          <chart:axis chart:dimension="y" chart:name="primary-y" chart:style-name="ch5">
            <chart:title svg:x="0.451cm" svg:y="6.448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B2:Sheet1.B20" chart:label-cell-address="Sheet1.B1:Sheet1.B1" chart:class="chart:scatter">
            <chart:domain table:cell-range-address="Sheet1.A2:Sheet1.A20"/>
            <chart:regression-curve chart:style-name="ch10">
              <chart:equation chart:display-r-square="true" svg:x="2.507cm" svg:y="1.939cm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2.77161598205566">
                <text:p>2.77161598205566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46979904174805">
                <text:p>5.46979904174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.5578174591064">
                <text:p>11.5578174591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0.0495719909668">
                <text:p>20.0495719909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7.1966361999512">
                <text:p>37.1966361999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.1765060424805">
                <text:p>45.1765060424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9.3752861022949">
                <text:p>59.3752861022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2.5231075286865">
                <text:p>82.5231075286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04.891061782837">
                <text:p>104.891061782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24.716758728027">
                <text:p>124.716758728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06.437540054321">
                <text:p>506.437540054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30.9654712677">
                <text:p>1130.9654712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2003.38912010193">
                <text:p>2003.38912010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167.58346557617">
                <text:p>3167.58346557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4702.143907547">
                <text:p>4702.143907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6300.38595199585">
                <text:p>6300.38595199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8240.94963073731">
                <text:p>8240.94963073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0258.1548690796">
                <text:p>10258.1548690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2838.2110595703">
                <text:p>12838.21105957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89cm" svg:y="0.316cm" chart:style-name="ch2">
          <text:p>Run Time of Algorithme 2 as a Function of Number of Array Elements</text:p>
        </chart:title>
        <chart:legend chart:legend-position="end" svg:x="11.851cm" svg:y="3.952cm" style:legend-expansion="high" chart:style-name="ch3"/>
        <chart:plot-area chart:style-name="ch4" table:cell-range-address="Sheet1.A2:Sheet1.A20 Sheet1.C1:Sheet1.C20" chart:data-source-has-labels="row" svg:x="1.331cm" svg:y="1.635cm" svg:width="9.88cm" svg:height="6.204cm">
          <chartooo:coordinate-region svg:x="2.058cm" svg:y="1.834cm" svg:width="8.688cm" svg:height="5.358cm"/>
          <chart:axis chart:dimension="x" chart:name="primary-x" chart:style-name="ch5">
            <chart:title svg:x="5.288cm" svg:y="8.019cm" chart:style-name="ch6">
              <text:p>Run Time (s)</text:p>
            </chart:title>
          </chart:axis>
          <chart:axis chart:dimension="y" chart:name="primary-y" chart:style-name="ch5">
            <chart:title svg:x="0.451cm" svg:y="6.448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C2:Sheet1.C20" chart:label-cell-address="Sheet1.C1:Sheet1.C1" chart:class="chart:scatter">
            <chart:domain table:cell-range-address="Sheet1.A2:Sheet1.A20"/>
            <chart:regression-curve chart:style-name="ch10">
              <chart:equation chart:display-r-square="true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m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0.0872611999511719">
                <text:p>0.0872611999511719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882148742675781">
                <text:p>0.0882148742675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19209289550781">
                <text:p>0.119209289550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57594680786133">
                <text:p>0.157594680786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92880630493164">
                <text:p>0.192880630493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38180160522461">
                <text:p>0.238180160522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63214111328125">
                <text:p>0.263214111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30517578125">
                <text:p>0.305175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334501266479492">
                <text:p>0.334501266479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8909912109375">
                <text:p>0.389099121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803947448730469">
                <text:p>0.803947448730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13868713378906">
                <text:p>1.13868713378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1.66630744934082">
                <text:p>1.66630744934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1.98817253112793">
                <text:p>1.98817253112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2.50983238220215">
                <text:p>2.50983238220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2.69103050231934">
                <text:p>2.69103050231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.04269790649414">
                <text:p>3.0426979064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.44538688659668">
                <text:p>3.44538688659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3.85165214538574">
                <text:p>3.85165214538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logarithmic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08cm" svg:y="0.316cm" chart:style-name="ch2">
          <text:p>Run Time of Algorithm 3 as a Function of Number of Array Elements</text:p>
        </chart:title>
        <chart:legend chart:legend-position="end" svg:x="10.82cm" svg:y="3.952cm" style:legend-expansion="high" chart:style-name="ch3"/>
        <chart:plot-area chart:style-name="ch4" table:cell-range-address="Sheet1.A2:Sheet1.A20 Sheet1.D1:Sheet1.D20" chart:data-source-has-labels="row" svg:x="1.331cm" svg:y="1.635cm" svg:width="8.849cm" svg:height="6.204cm">
          <chartooo:coordinate-region svg:x="1.952cm" svg:y="1.834cm" svg:width="7.763cm" svg:height="5.358cm"/>
          <chart:axis chart:dimension="x" chart:name="primary-x" chart:style-name="ch5">
            <chart:title svg:x="4.772cm" svg:y="8.019cm" chart:style-name="ch6">
              <text:p>Run Time (s)</text:p>
            </chart:title>
          </chart:axis>
          <chart:axis chart:dimension="y" chart:name="primary-y" chart:style-name="ch5">
            <chart:title svg:x="0.451cm" svg:y="6.448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D2:Sheet1.D20" chart:label-cell-address="Sheet1.D1:Sheet1.D1" chart:class="chart:scatter">
            <chart:domain table:cell-range-address="Sheet1.A2:Sheet1.A20"/>
            <chart:regression-curve chart:style-name="ch10">
              <chart:equation chart:display-r-square="true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0.710248947143555">
                <text:p>0.71024894714355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772237777709961">
                <text:p>0.77223777770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3010406494141">
                <text:p>1.13010406494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94692611694336">
                <text:p>1.9469261169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92546844482422">
                <text:p>1.9254684448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36415863037109">
                <text:p>2.36415863037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.8069019317627">
                <text:p>2.8069019317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1435489654541">
                <text:p>3.143548965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59368324279785">
                <text:p>3.59368324279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.09173965454102">
                <text:p>4.09173965454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.11331176757813">
                <text:p>9.11331176757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2.9764080047607">
                <text:p>12.9764080047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18.1989669799805">
                <text:p>18.198966979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23.2424736022949">
                <text:p>23.2424736022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29.3796062469482">
                <text:p>29.3796062469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32.7661037445068">
                <text:p>32.7661037445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9.7121906280518">
                <text:p>39.7121906280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41.8004989624023">
                <text:p>41.8004989624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46.7867851257324">
                <text:p>46.78678512573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733cm" svg:y="0.316cm" chart:style-name="ch2">
          <text:p>Algorithmic Run Time as a Function of Number of Array Elements, Log-Log</text:p>
        </chart:title>
        <chart:legend chart:legend-position="end" svg:x="13.499cm" svg:y="3.703cm" style:legend-expansion="high" chart:style-name="ch3"/>
        <chart:plot-area chart:style-name="ch4" table:cell-range-address="Sheet1.A2:Sheet1.D20 Sheet1.B1:Sheet1.D1" chart:data-source-has-labels="row" svg:x="1.331cm" svg:y="1.635cm" svg:width="11.528cm" svg:height="6.204cm">
          <chartooo:coordinate-region svg:x="2.693cm" svg:y="1.834cm" svg:width="9.701cm" svg:height="5.358cm"/>
          <chart:axis chart:dimension="x" chart:name="primary-x" chart:style-name="ch5">
            <chart:title svg:x="6.112cm" svg:y="8.019cm" chart:style-name="ch6">
              <text:p>Run Time (s)</text:p>
            </chart:title>
          </chart:axis>
          <chart:axis chart:dimension="y" chart:name="primary-y" chart:style-name="ch5">
            <chart:title svg:x="0.451cm" svg:y="6.448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10" chart:values-cell-range-address="Sheet1.C2:Sheet1.C20" chart:label-cell-address="Sheet1.C1:Sheet1.C1" chart:class="chart:scatter">
            <chart:data-point chart:repeated="19"/>
          </chart:series>
          <chart:series chart:style-name="ch11" chart:values-cell-range-address="Sheet1.D2:Sheet1.D20" chart:label-cell-address="Sheet1.D1:Sheet1.D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1</text:p>
                <draw:g>
                  <svg:desc>Sheet1.B1:Sheet1.B1</svg:desc>
                </draw:g>
              </table:table-cell>
              <table:table-cell office:value-type="string">
                <text:p>Algoritm 2</text:p>
                <draw:g>
                  <svg:desc>Sheet1.C1:Sheet1.C1</svg:desc>
                </draw:g>
              </table:table-cell>
              <table:table-cell office:value-type="string">
                <text:p>Algorithm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2.77161598205566">
                <text:p>2.77161598205566</text:p>
                <draw:g>
                  <svg:desc>Sheet1.B2:Sheet1.B20</svg:desc>
                </draw:g>
              </table:table-cell>
              <table:table-cell office:value-type="float" office:value="0.0872611999511719">
                <text:p>0.0872611999511719</text:p>
                <draw:g>
                  <svg:desc>Sheet1.C2:Sheet1.C20</svg:desc>
                </draw:g>
              </table:table-cell>
              <table:table-cell office:value-type="float" office:value="0.710248947143555">
                <text:p>0.71024894714355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46979904174805">
                <text:p>5.46979904174805</text:p>
              </table:table-cell>
              <table:table-cell office:value-type="float" office:value="0.0882148742675781">
                <text:p>0.0882148742675781</text:p>
              </table:table-cell>
              <table:table-cell office:value-type="float" office:value="0.772237777709961">
                <text:p>0.77223777770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.5578174591064">
                <text:p>11.5578174591064</text:p>
              </table:table-cell>
              <table:table-cell office:value-type="float" office:value="0.119209289550781">
                <text:p>0.119209289550781</text:p>
              </table:table-cell>
              <table:table-cell office:value-type="float" office:value="1.13010406494141">
                <text:p>1.13010406494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0.0495719909668">
                <text:p>20.0495719909668</text:p>
              </table:table-cell>
              <table:table-cell office:value-type="float" office:value="0.157594680786133">
                <text:p>0.157594680786133</text:p>
              </table:table-cell>
              <table:table-cell office:value-type="float" office:value="1.94692611694336">
                <text:p>1.9469261169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7.1966361999512">
                <text:p>37.1966361999512</text:p>
              </table:table-cell>
              <table:table-cell office:value-type="float" office:value="0.192880630493164">
                <text:p>0.192880630493164</text:p>
              </table:table-cell>
              <table:table-cell office:value-type="float" office:value="1.92546844482422">
                <text:p>1.9254684448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.1765060424805">
                <text:p>45.1765060424805</text:p>
              </table:table-cell>
              <table:table-cell office:value-type="float" office:value="0.238180160522461">
                <text:p>0.238180160522461</text:p>
              </table:table-cell>
              <table:table-cell office:value-type="float" office:value="2.36415863037109">
                <text:p>2.36415863037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9.3752861022949">
                <text:p>59.3752861022949</text:p>
              </table:table-cell>
              <table:table-cell office:value-type="float" office:value="0.263214111328125">
                <text:p>0.263214111328125</text:p>
              </table:table-cell>
              <table:table-cell office:value-type="float" office:value="2.8069019317627">
                <text:p>2.8069019317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2.5231075286865">
                <text:p>82.5231075286865</text:p>
              </table:table-cell>
              <table:table-cell office:value-type="float" office:value="0.30517578125">
                <text:p>0.30517578125</text:p>
              </table:table-cell>
              <table:table-cell office:value-type="float" office:value="3.1435489654541">
                <text:p>3.143548965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04.891061782837">
                <text:p>104.891061782837</text:p>
              </table:table-cell>
              <table:table-cell office:value-type="float" office:value="0.334501266479492">
                <text:p>0.334501266479492</text:p>
              </table:table-cell>
              <table:table-cell office:value-type="float" office:value="3.59368324279785">
                <text:p>3.59368324279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24.716758728027">
                <text:p>124.716758728027</text:p>
              </table:table-cell>
              <table:table-cell office:value-type="float" office:value="0.38909912109375">
                <text:p>0.38909912109375</text:p>
              </table:table-cell>
              <table:table-cell office:value-type="float" office:value="4.09173965454102">
                <text:p>4.09173965454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06.437540054321">
                <text:p>506.437540054321</text:p>
              </table:table-cell>
              <table:table-cell office:value-type="float" office:value="0.803947448730469">
                <text:p>0.803947448730469</text:p>
              </table:table-cell>
              <table:table-cell office:value-type="float" office:value="9.11331176757813">
                <text:p>9.11331176757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30.9654712677">
                <text:p>1130.9654712677</text:p>
              </table:table-cell>
              <table:table-cell office:value-type="float" office:value="1.13868713378906">
                <text:p>1.13868713378906</text:p>
              </table:table-cell>
              <table:table-cell office:value-type="float" office:value="12.9764080047607">
                <text:p>12.9764080047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2003.38912010193">
                <text:p>2003.38912010193</text:p>
              </table:table-cell>
              <table:table-cell office:value-type="float" office:value="1.66630744934082">
                <text:p>1.66630744934082</text:p>
              </table:table-cell>
              <table:table-cell office:value-type="float" office:value="18.1989669799805">
                <text:p>18.198966979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167.58346557617">
                <text:p>3167.58346557617</text:p>
              </table:table-cell>
              <table:table-cell office:value-type="float" office:value="1.98817253112793">
                <text:p>1.98817253112793</text:p>
              </table:table-cell>
              <table:table-cell office:value-type="float" office:value="23.2424736022949">
                <text:p>23.2424736022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4702.143907547">
                <text:p>4702.143907547</text:p>
              </table:table-cell>
              <table:table-cell office:value-type="float" office:value="2.50983238220215">
                <text:p>2.50983238220215</text:p>
              </table:table-cell>
              <table:table-cell office:value-type="float" office:value="29.3796062469482">
                <text:p>29.3796062469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6300.38595199585">
                <text:p>6300.38595199585</text:p>
              </table:table-cell>
              <table:table-cell office:value-type="float" office:value="2.69103050231934">
                <text:p>2.69103050231934</text:p>
              </table:table-cell>
              <table:table-cell office:value-type="float" office:value="32.7661037445068">
                <text:p>32.7661037445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8240.94963073731">
                <text:p>8240.94963073731</text:p>
              </table:table-cell>
              <table:table-cell office:value-type="float" office:value="3.04269790649414">
                <text:p>3.04269790649414</text:p>
              </table:table-cell>
              <table:table-cell office:value-type="float" office:value="39.7121906280518">
                <text:p>39.7121906280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0258.1548690796">
                <text:p>10258.1548690796</text:p>
              </table:table-cell>
              <table:table-cell office:value-type="float" office:value="3.44538688659668">
                <text:p>3.44538688659668</text:p>
              </table:table-cell>
              <table:table-cell office:value-type="float" office:value="41.8004989624023">
                <text:p>41.8004989624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2838.2110595703">
                <text:p>12838.2110595703</text:p>
              </table:table-cell>
              <table:table-cell office:value-type="float" office:value="3.85165214538574">
                <text:p>3.85165214538574</text:p>
              </table:table-cell>
              <table:table-cell office:value-type="float" office:value="46.7867851257324">
                <text:p>46.78678512573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08cm" svg:y="0.316cm" chart:style-name="ch2">
          <text:p>Run Time of Algorithm 3 as a Function of Number of Array Elements</text:p>
        </chart:title>
        <chart:legend chart:legend-position="end" svg:x="11.666cm" svg:y="3.952cm" style:legend-expansion="high" chart:style-name="ch3"/>
        <chart:plot-area chart:style-name="ch4" table:cell-range-address="Sheet1.A2:Sheet1.A20 Sheet1.D1:Sheet1.D20" chart:data-source-has-labels="row" svg:x="1.331cm" svg:y="1.635cm" svg:width="9.695cm" svg:height="6.204cm">
          <chartooo:coordinate-region svg:x="1.952cm" svg:y="1.834cm" svg:width="8.609cm" svg:height="5.358cm"/>
          <chart:axis chart:dimension="x" chart:name="primary-x" chart:style-name="ch5">
            <chart:title svg:x="5.195cm" svg:y="8.019cm" chart:style-name="ch6">
              <text:p>Run Time (s)</text:p>
            </chart:title>
          </chart:axis>
          <chart:axis chart:dimension="y" chart:name="primary-y" chart:style-name="ch5">
            <chart:title svg:x="0.451cm" svg:y="6.448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D2:Sheet1.D20" chart:label-cell-address="Sheet1.D1:Sheet1.D1" chart:class="chart:scatter">
            <chart:domain table:cell-range-address="Sheet1.A2:Sheet1.A20"/>
            <chart:regression-curve chart:style-name="ch10">
              <chart:equation chart:display-r-square="true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0.710248947143555">
                <text:p>0.71024894714355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772237777709961">
                <text:p>0.77223777770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3010406494141">
                <text:p>1.13010406494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94692611694336">
                <text:p>1.9469261169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92546844482422">
                <text:p>1.9254684448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36415863037109">
                <text:p>2.36415863037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.8069019317627">
                <text:p>2.8069019317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1435489654541">
                <text:p>3.143548965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59368324279785">
                <text:p>3.59368324279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.09173965454102">
                <text:p>4.09173965454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.11331176757813">
                <text:p>9.11331176757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2.9764080047607">
                <text:p>12.9764080047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18.1989669799805">
                <text:p>18.198966979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23.2424736022949">
                <text:p>23.2424736022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29.3796062469482">
                <text:p>29.3796062469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32.7661037445068">
                <text:p>32.7661037445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9.7121906280518">
                <text:p>39.7121906280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41.8004989624023">
                <text:p>41.8004989624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46.7867851257324">
                <text:p>46.78678512573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36cm" svg:y="0.316cm" chart:style-name="ch2">
          <text:p>Run Time of DP Algorithm as a Function of Number of Array Elements</text:p>
        </chart:title>
        <chart:legend chart:legend-position="end" svg:x="11.428cm" svg:y="3.952cm" style:legend-expansion="high" chart:style-name="ch3"/>
        <chart:plot-area chart:style-name="ch4" table:cell-range-address="Sheet1.A2:Sheet1.A10 Sheet1.E1:Sheet1.E10" chart:data-source-has-labels="row" svg:x="1.331cm" svg:y="1.635cm" svg:width="9.457cm" svg:height="6.204cm">
          <chartooo:coordinate-region svg:x="1.767cm" svg:y="1.834cm" svg:width="8.649cm" svg:height="5.358cm"/>
          <chart:axis chart:dimension="x" chart:name="primary-x" chart:style-name="ch5">
            <chart:title svg:x="5.076cm" svg:y="8.019cm" chart:style-name="ch6">
              <text:p>Run Time (s)</text:p>
            </chart:title>
          </chart:axis>
          <chart:axis chart:dimension="y" chart:name="primary-y" chart:style-name="ch5">
            <chart:title svg:x="0.451cm" svg:y="6.448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E2:Sheet1.E10" chart:label-cell-address="Sheet1.E1:Sheet1.E1" chart:class="chart:scatter">
            <chart:domain table:cell-range-address="Sheet1.A2:Sheet1.A10"/>
            <chart:regression-curve chart:style-name="ch10">
              <chart:equation chart:display-r-square="true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P Algorith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0</svg:desc>
                </draw:g>
              </table:table-cell>
              <table:table-cell office:value-type="float" office:value="0.109434127807617">
                <text:p>0.109434127807617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292778015136719">
                <text:p>0.292778015136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830173492431641">
                <text:p>0.830173492431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760793685913086">
                <text:p>0.760793685913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84249877929688">
                <text:p>1.84249877929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51936912536621">
                <text:p>2.51936912536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.1123161315918">
                <text:p>3.1123161315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9980411529541">
                <text:p>3.9980411529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.38063049316406">
                <text:p>5.380630493164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36cm" svg:y="0.316cm" chart:style-name="ch2">
          <text:p>Run Time of DP Algorithm as a Function of Number of Array Elements</text:p>
        </chart:title>
        <chart:legend chart:legend-position="end" svg:x="11.428cm" svg:y="3.952cm" style:legend-expansion="high" chart:style-name="ch3"/>
        <chart:plot-area chart:style-name="ch4" table:cell-range-address="Sheet2.E2:Sheet2.F20 Sheet1.E1:Sheet1.E1" chart:data-source-has-labels="row" svg:x="1.331cm" svg:y="1.635cm" svg:width="9.457cm" svg:height="6.204cm">
          <chartooo:coordinate-region svg:x="2.058cm" svg:y="1.834cm" svg:width="8.265cm" svg:height="5.358cm"/>
          <chart:axis chart:dimension="x" chart:name="primary-x" chart:style-name="ch5">
            <chart:title svg:x="5.076cm" svg:y="8.019cm" chart:style-name="ch6">
              <text:p>Run Time (s)</text:p>
            </chart:title>
          </chart:axis>
          <chart:axis chart:dimension="y" chart:name="primary-y" chart:style-name="ch5">
            <chart:title svg:x="0.451cm" svg:y="6.448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2.F2:Sheet2.F20" chart:label-cell-address="Sheet1.E1:Sheet1.E1" chart:class="chart:scatter">
            <chart:domain table:cell-range-address="Sheet2.E2:Sheet2.E20"/>
            <chart:regression-curve chart:style-name="ch10">
              <chart:equation chart:display-r-square="true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P Algorith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E2:Sheet2.E20</svg:desc>
                </draw:g>
              </table:table-cell>
              <table:table-cell office:value-type="float" office:value="0.0429153442382813">
                <text:p>0.0429153442382813</text:p>
                <draw:g>
                  <svg:desc>Sheet2.F2:Sheet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965595245361328">
                <text:p>0.0965595245361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36613845825195">
                <text:p>0.136613845825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64985656738281">
                <text:p>0.164985656738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202655792236328">
                <text:p>0.202655792236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50816345214844">
                <text:p>0.250816345214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329017639160156">
                <text:p>0.329017639160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333070755004883">
                <text:p>0.333070755004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425100326538086">
                <text:p>0.425100326538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413179397583008">
                <text:p>0.413179397583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823974609375">
                <text:p>0.8239746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74164772033691">
                <text:p>1.74164772033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1.63054466247559">
                <text:p>1.63054466247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2.30193138122559">
                <text:p>2.30193138122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2.48050689697266">
                <text:p>2.48050689697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3.05604934692383">
                <text:p>3.05604934692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.12161445617676">
                <text:p>3.12161445617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.23867797851562">
                <text:p>3.23867797851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3.49712371826172">
                <text:p>3.497123718261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